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1b482d"/>
    </style:style>
    <style:style style:name="P3" style:family="paragraph" style:parent-style-name="normal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normal" style:master-page-name="Standard">
      <style:paragraph-properties fo:text-align="center" style:justify-single-word="false" style:page-number="1"/>
    </style:style>
    <style:style style:name="P5" style:family="paragraph" style:parent-style-name="normal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791ab" style:font-weight-asian="bold"/>
    </style:style>
    <style:style style:name="T3" style:family="text">
      <style:text-properties fo:font-weight="bold" officeooo:rsid="001ba50e" style:font-weight-asian="bold"/>
    </style:style>
    <style:style style:name="T4" style:family="text">
      <style:text-properties fo:font-weight="bold" officeooo:rsid="001c4423" style:font-weight-asian="bold"/>
    </style:style>
    <style:style style:name="T5" style:family="text">
      <style:text-properties officeooo:rsid="00113d99"/>
    </style:style>
    <style:style style:name="T6" style:family="text">
      <style:text-properties officeooo:rsid="001b482d"/>
    </style:style>
    <style:style style:name="T7" style:family="text">
      <style:text-properties officeooo:rsid="001ba50e"/>
    </style:style>
    <style:style style:name="T8" style:family="text">
      <style:text-properties officeooo:rsid="001c44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AMEDIC IPS</text:p>
      <text:p text:style-name="P1"/>
      <text:p text:style-name="P1">NIT 900405505 - 1</text:p>
      <text:p text:style-name="P1"/>
      <text:p text:style-name="P1">DEBE A </text:p>
      <text:p text:style-name="P1"/>
      <text:p text:style-name="P1"/>
      <text:p text:style-name="P1"/>
      <text:p text:style-name="P1"/>
      <text:p text:style-name="P1">DANTE GIOVANNY MORENO PARRA </text:p>
      <text:p text:style-name="P1"/>
      <text:p text:style-name="P1">CC 86048217</text:p>
      <text:p text:style-name="P1"/>
      <text:p text:style-name="P1"/>
      <text:p text:style-name="P1"><text:span text:style-name="T1">LA SUMA DE</text:span> </text:p>
      <text:p text:style-name="P1"/>
      <text:p text:style-name="P1"><text:span text:style-name="T1">$ <text:s/></text:span><text:span text:style-name="T4">5.050.000</text:span></text:p>
      <text:p text:style-name="P3"/>
      <text:p text:style-name="P1"><text:span text:style-name="T3">C</text:span><text:span text:style-name="T4">INCO MILLONES CINCUENTA</text:span><text:span text:style-name="T2"> </text:span><text:span text:style-name="T1">MIL <text:s/></text:span><text:span text:style-name="T2"><text:s/></text:span><text:span text:style-name="T1">COP</text:span></text:p>
      <text:p text:style-name="P3"/>
      <text:p text:style-name="P3"/>
      <text:p text:style-name="P3"/>
      <text:p text:style-name="P1"/>
      <text:p text:style-name="P2">POR SERVICIOS PRESTADOS EN CONSULTA ESPECIALIZADA PSIQUIATRÍA ,<text:span text:style-name="T7">24</text:span><text:span text:style-name="T8">1</text:span> PACIENTES VISTOS EN EL MES DE <text:span text:style-name="T8">OCTUBRE</text:span>: <text:span text:style-name="T8">1,3,5,6,8,13,15,17,19,20,22,24,26,28,29,30</text:span></text:p>
      <text:p text:style-name="P2"><text:span text:style-name="T6">FUERON </text:span><text:span text:style-name="T8">205</text:span><text:span text:style-name="T6"> PACIENTES DE CONSULTA PRESENCIAL <text:s/>A $22.000 Y </text:span><text:span text:style-name="T8">36</text:span><text:span text:style-name="T6">PACIENTES DE TELECONSULTA A $15.000.</text:span></text:p>
      <text:p text:style-name="P1"/>
      <text:p text:style-name="P1"/>
      <text:p text:style-name="P1"/>
      <text:p text:style-name="P1"/>
      <text:p text:style-name="P1">VILLAVICENCIO <text:span text:style-name="T7">0</text:span><text:span text:style-name="T8">6</text:span><text:span text:style-name="T7"> DE </text:span><text:span text:style-name="T8">NOVIEMBRE</text:span> DE 20<text:span text:style-name="T5">20</text:span></text:p>
      <text:p text:style-name="P1"/>
      <text:p text:style-name="P1"/>
      <text:p text:style-name="P1"/>
      <text:p text:style-name="P1"/>
      <text:p text:style-name="P1"/>
      <text:p text:style-name="P1"/>
      <text:p text:style-name="normal">FIRMA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print-date>2020-11-06T09:17:04.559000000</meta:print-date>
    <dc:date>2020-11-06T17:04:24.105000000</dc:date>
    <meta:editing-duration>P1DT1H10M1S</meta:editing-duration>
    <meta:editing-cycles>7</meta:editing-cycles>
    <meta:generator>LibreOffice/6.4.1.2$Windows_x86 LibreOffice_project/4d224e95b98b138af42a64d84056446d09082932</meta:generator>
    <meta:document-statistic meta:table-count="0" meta:image-count="0" meta:object-count="0" meta:page-count="1" meta:paragraph-count="12" meta:word-count="61" meta:character-count="417" meta:non-whitespace-character-count="360"/>
  </office:meta>
</office:document-meta>
</file>